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Berlin Sans FB Demi" svg:font-family="Berlin Sans FB Demi" style:font-family-generic="swiss" style:font-pitch="variable" svg:panose-1="2 14 8 2 2 5 2 2 3 6"/>
    <style:font-face style:name="Book Antiqua" svg:font-family="Book Antiqua" style:font-family-generic="roman" style:font-pitch="variable" svg:panose-1="2 4 6 2 5 3 5 3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ublishwithline" style:master-page-name="MP0" style:family="paragraph">
      <style:paragraph-properties fo:break-before="page"/>
    </style:style>
    <style:style style:name="T2" style:parent-style-name="Шрифтнаабзацапоподразбиране" style:family="text">
      <style:text-properties style:font-name-complex="Calibri" fo:font-size="22pt" style:font-size-asian="22pt"/>
    </style:style>
    <style:style style:name="T3" style:parent-style-name="Шрифтнаабзацапоподразбиране" style:family="text">
      <style:text-properties style:font-name="Berlin Sans FB Demi" fo:font-size="22pt" style:font-size-asian="22pt"/>
    </style:style>
    <style:style style:name="T4" style:parent-style-name="Шрифтнаабзацапоподразбиране" style:family="text">
      <style:text-properties style:font-name-complex="Calibri" fo:font-size="22pt" style:font-size-asian="22pt"/>
    </style:style>
    <style:style style:name="T5" style:parent-style-name="Шрифтнаабзацапоподразбиране" style:family="text">
      <style:text-properties style:font-name="Berlin Sans FB Demi" fo:font-size="22pt" style:font-size-asian="22pt"/>
    </style:style>
    <style:style style:name="T6" style:parent-style-name="Шрифтнаабзацапоподразбиране" style:family="text">
      <style:text-properties style:font-name-complex="Calibri" fo:font-size="22pt" style:font-size-asian="22pt"/>
    </style:style>
    <style:style style:name="T7" style:parent-style-name="Шрифтнаабзацапоподразбиране" style:family="text">
      <style:text-properties style:font-name="Berlin Sans FB Demi" fo:font-size="22pt" style:font-size-asian="22pt"/>
    </style:style>
    <style:style style:name="T8" style:parent-style-name="Шрифтнаабзацапоподразбиране" style:family="text">
      <style:text-properties style:font-name-complex="Calibri" fo:font-size="22pt" style:font-size-asian="22pt"/>
    </style:style>
    <style:style style:name="T9" style:parent-style-name="Шрифтнаабзацапоподразбиране" style:family="text">
      <style:text-properties style:font-name="Berlin Sans FB Demi" fo:font-size="22pt" style:font-size-asian="22pt"/>
    </style:style>
    <style:style style:name="T10" style:parent-style-name="Шрифтнаабзацапоподразбиране" style:family="text">
      <style:text-properties style:font-name-complex="Calibri" fo:font-size="22pt" style:font-size-asian="22pt"/>
    </style:style>
    <style:style style:name="T11" style:parent-style-name="Шрифтнаабзацапоподразбиране" style:family="text">
      <style:text-properties style:font-name="Book Antiqua" fo:font-size="16pt" style:font-size-asian="16pt"/>
    </style:style>
    <style:style style:name="T12" style:parent-style-name="Шрифтнаабзацапоподразбиране" style:family="text">
      <style:text-properties style:font-name="Book Antiqua" fo:font-size="16pt" style:font-size-asian="16pt"/>
    </style:style>
    <style:style style:name="T13" style:parent-style-name="Шрифтнаабзацапоподразбиране" style:family="text">
      <style:text-properties style:font-name="Book Antiqua" fo:font-size="16pt" style:font-size-asian="16pt"/>
    </style:style>
    <style:style style:name="T14" style:parent-style-name="Шрифтнаабзацапоподразбиране" style:family="text">
      <style:text-properties style:font-name="Book Antiqua" fo:font-size="16pt" style:font-size-asian="16pt" style:font-size-complex="16pt"/>
    </style:style>
    <style:style style:name="T15" style:parent-style-name="short_text" style:family="text">
      <style:text-properties style:font-name="Book Antiqua" fo:font-size="16pt" style:font-size-asian="16pt" style:font-size-complex="16pt" fo:language="en"/>
    </style:style>
    <style:style style:name="T16" style:parent-style-name="Шрифтнаабзацапоподразбиране" style:family="text">
      <style:text-properties style:font-name="Book Antiqua" fo:font-size="16pt" style:font-size-asian="16pt" style:font-size-complex="16pt"/>
    </style:style>
    <style:style style:name="T17" style:parent-style-name="short_text" style:family="text">
      <style:text-properties style:font-name="Book Antiqua" fo:font-size="16pt" style:font-size-asian="16pt" style:font-size-complex="16pt" fo:language="en"/>
    </style:style>
    <style:style style:name="T18" style:parent-style-name="Шрифтнаабзацапоподразбиране" style:family="text">
      <style:text-properties style:font-name="Book Antiqua" fo:font-size="16pt" style:font-size-asian="16pt" style:font-size-complex="16pt"/>
    </style:style>
    <style:style style:name="T19" style:parent-style-name="Шрифтнаабзацапоподразбиране" style:family="text">
      <style:text-properties style:font-name="Book Antiqua" fo:font-size="16pt" style:font-size-asian="16pt" style:font-size-complex="16pt"/>
    </style:style>
    <style:style style:name="T20" style:parent-style-name="Шрифтнаабзацапоподразбиране" style:family="text">
      <style:text-properties style:font-name="Book Antiqua" fo:font-size="16pt" style:font-size-asian="16pt" style:font-size-complex="16pt"/>
    </style:style>
    <style:style style:name="T21" style:parent-style-name="Шрифтнаабзацапоподразбиране" style:family="text">
      <style:text-properties style:font-name="Book Antiqua" fo:font-size="16pt" style:font-size-asian="16pt" style:font-size-complex="16pt"/>
    </style:style>
  </office:automatic-styles>
  <office:body>
    <office:text text:use-soft-page-breaks="true">
      <text:p text:style-name="P1"><text:span text:style-name="T2">Цел</text:span><text:span text:style-name="T3"><text:s/></text:span><text:span text:style-name="T4">и</text:span><text:span text:style-name="T5"><text:s/></text:span><text:span text:style-name="T6">основи</text:span><text:span text:style-name="T7"><text:s/></text:span><text:span text:style-name="T8">като</text:span><text:span text:style-name="T9"><text:s/></text:span><text:span text:style-name="T10">цяло</text:span></text:p>
      <text:p text:style-name="underline"/>
      <text:p text:style-name="PadderBetweenControlandBody"/>
      <text:p text:style-name="Нормален"><text:span text:style-name="T11">Още от 19ти век хората са разбрали, че е много по-лесно да се работи с машините, защото те не се уморяват, не мърморят, не искат заплата…. Но времената са се<text:s/></text:span><text:span text:style-name="T12">променили доста от тогава, технологията е на светлинни години от тогава, а и е нормално. За да си улеснят тогавашната работата, хората са решили да направят така че машината сама да изпълнява дадени функции без намесата на човек и така се е появило програм</text:span><text:span text:style-name="T13">ирането. Пишеш код, съставен от команди, които в последствие машината сама изпълнява.</text:span></text:p>
      <text:p text:style-name="Нормален"><text:span text:style-name="T14">При всеки един език за програмиране трябва да имаш Входни данни (</text:span><text:span text:style-name="T15">input</text:span><text:span text:style-name="T16">) и Изходни данни (</text:span><text:span text:style-name="T17">output</text:span><text:span text:style-name="T18">), но се различават по синтаксиса. Тоест начина, по който се описват самите</text:span><text:span text:style-name="T19"><text:s/>команди.<text:s/></text:span></text:p>
      <text:p text:style-name="Нормален"><text:span text:style-name="T20">Ключовите думички за определени функции,</text:span><text:span text:style-name="T21"><text:s/>методи и задаване на стойности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Berlin Sans FB Demi" svg:font-family="Berlin Sans FB Demi" style:font-family-generic="swiss" style:font-pitch="variable" svg:panose-1="2 14 8 2 2 5 2 2 3 6"/>
    <style:font-face style:name="Book Antiqua" svg:font-family="Book Antiqua" style:font-family-generic="roman" style:font-pitch="variable" svg:panose-1="2 4 6 2 5 3 5 3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0pt" fo:background-color="transparent" style:text-underline-type="none" style:text-underline-color="font-color" style:text-emphasize="none" fo:language="bg" fo:country="BG" style:language-asian="bg" style:country-asian="BG" style:language-complex="ar" style:country-complex="SA" style:text-combine="none" fo:hyphenate="true"/>
    </style:default-style>
    <style:style style:name="Заглавие1" style:display-name="Заглавие 1" style:family="paragraph" style:parent-style-name="Нормален" style:next-style-name="Нормален" style:default-outline-level="1">
      <style:paragraph-properties fo:margin-top="0.1388in" fo:margin-bottom="0in"/>
      <style:text-properties fo:font-weight="bold" style:font-weight-asian="bold" style:font-weight-complex="bold" fo:color="#323E4F" fo:font-size="15pt" style:font-size-asian="15pt" style:font-size-complex="18pt" fo:hyphenate="false"/>
    </style:style>
    <style:style style:name="Заглавие2" style:display-name="Заглавие 2" style:family="paragraph" style:parent-style-name="Нормален" style:next-style-name="Нормален" style:default-outline-level="2">
      <style:paragraph-properties fo:margin-top="0.1388in" fo:margin-bottom="0in"/>
      <style:text-properties fo:font-weight="bold" style:font-weight-asian="bold" style:font-weight-complex="bold" fo:color="#323E4F" fo:font-size="13pt" style:font-size-asian="13pt" style:font-size-complex="16pt" fo:hyphenate="false"/>
    </style:style>
    <style:style style:name="Заглавие3" style:display-name="Заглавие 3" style:family="paragraph" style:parent-style-name="Нормален" style:next-style-name="Нормален" style:default-outline-level="3">
      <style:paragraph-properties fo:margin-top="0.1388in" fo:margin-bottom="0in"/>
      <style:text-properties fo:font-weight="bold" style:font-weight-asian="bold" style:font-weight-complex="bold" fo:color="#323E4F" style:font-size-complex="14pt" fo:hyphenate="false"/>
    </style:style>
    <style:style style:name="Заглавие4" style:display-name="Заглавие 4" style:family="paragraph" style:parent-style-name="Нормален" style:next-style-name="Нормален" style:default-outline-level="4">
      <style:paragraph-properties fo:margin-top="0.1388in" fo:margin-bottom="0in"/>
      <style:text-properties fo:color="#323E4F" style:font-size-complex="14pt" fo:hyphenate="false"/>
    </style:style>
    <style:style style:name="Заглавие5" style:display-name="Заглавие 5" style:family="paragraph" style:parent-style-name="Нормален" style:next-style-name="Нормален" style:default-outline-level="5">
      <style:paragraph-properties fo:margin-top="0.1388in" fo:margin-bottom="0in"/>
      <style:text-properties fo:font-style="italic" style:font-style-asian="italic" style:font-style-complex="italic" fo:color="#323E4F" style:font-size-complex="14pt" fo:hyphenate="false"/>
    </style:style>
    <style:style style:name="Заглавие6" style:display-name="Заглавие 6" style:family="paragraph" style:parent-style-name="Нормален" style:next-style-name="Нормален" style:default-outline-level="6">
      <style:paragraph-properties fo:margin-top="0.1388in" fo:margin-bottom="0in"/>
      <style:text-properties fo:font-weight="bold" style:font-weight-asian="bold" style:font-weight-complex="bold" fo:color="#323E4F" fo:font-size="10pt" style:font-size-asian="10pt" style:font-size-complex="13pt" fo:hyphenate="false"/>
    </style:style>
    <style:style style:name="Нормален" style:display-name="Нормален" style:family="paragraph">
      <style:text-properties fo:hyphenate="false"/>
    </style:style>
    <style:style style:name="Шрифтнаабзацапоподразбиране" style:display-name="Шрифт на абзаца по подразбиране" style:family="text"/>
    <style:style style:name="Publishwithline" style:display-name="Publish with line" style:family="paragraph">
      <style:paragraph-properties fo:margin-bottom="0in"/>
      <style:text-properties fo:font-weight="bold" style:font-weight-asian="bold" style:font-weight-complex="bold" fo:color="#262626" fo:font-size="16pt" style:font-size-asian="16pt" style:font-size-complex="19pt" fo:hyphenate="false"/>
    </style:style>
    <style:style style:name="PublishStatus" style:display-name="Publish Status" style:family="paragraph" style:parent-style-name="Нормален">
      <style:paragraph-properties fo:border-top="0.0138in solid #E1E1E1" fo:border-left="0.0138in solid #F0F0F0" fo:border-bottom="0.0138in solid #E1E1E1" fo:border-right="0.0138in solid #F0F0F0" fo:padding-top="0.0138in" fo:padding-left="0.0277in" fo:padding-bottom="0.0138in" fo:padding-right="0.0277in" style:shadow="none" fo:margin-top="0.0694in" fo:margin-bottom="0.0694in" fo:background-color="#F0F0F0"/>
      <style:text-properties style:font-name="Segoe UI" fo:color="#444444" fo:font-size="9pt" style:font-size-asian="9pt" style:font-size-complex="13pt" fo:hyphenate="false"/>
    </style:style>
    <style:style style:name="PublishStatus_Accessible" style:display-name="PublishStatus_Accessible" style:family="paragraph" style:parent-style-name="Нормален">
      <style:paragraph-properties fo:border="0.0069in solid #444444" fo:padding-top="0.0138in" fo:padding-left="0.0555in" fo:padding-bottom="0.0138in" fo:padding-right="0.0555in" style:shadow="none" fo:margin-top="0.0694in" fo:margin-bottom="0.0694in"/>
      <style:text-properties fo:font-size="9pt" style:font-size-asian="9pt" style:font-size-complex="13pt" fo:hyphenate="false"/>
    </style:style>
    <style:style style:name="Текствконтейнер" style:display-name="Текст в контейнер" style:family="text" style:parent-style-name="Шрифтнаабзацапоподразбиране">
      <style:text-properties fo:color="#808080"/>
    </style:style>
    <style:style style:name="Account" style:display-name="Account" style:family="paragraph">
      <style:paragraph-properties fo:margin-bottom="0in">
        <style:tab-stops>
          <style:tab-stop style:type="left" style:position="0.05in"/>
          <style:tab-stop style:type="left" style:position="0.8798in"/>
        </style:tab-stops>
      </style:paragraph-properties>
      <style:text-properties style:font-name="Segoe UI" style:font-name-asian="Segoe UI" style:font-name-complex="Segoe UI" fo:color="#666666" fo:font-size="9pt" style:font-size-asian="9pt" style:font-size-complex="12pt" fo:hyphenate="false"/>
    </style:style>
    <style:style style:name="Categories" style:display-name="Categories" style:family="paragraph" style:parent-style-name="Account">
      <style:text-properties fo:hyphenate="false"/>
    </style:style>
    <style:style style:name="Списъкнаабзаци" style:display-name="Списък на абзаци" style:family="paragraph" style:parent-style-name="Нормален">
      <style:paragraph-properties fo:margin-left="0.5in">
        <style:tab-stops/>
      </style:paragraph-properties>
      <style:text-properties fo:hyphenate="false"/>
    </style:style>
    <style:style style:name="PadderBetweenTitleandProperties" style:display-name="Padder Between Title and Properties" style:family="paragraph" style:parent-style-name="Нормален">
      <style:paragraph-properties fo:margin-bottom="0.0138in"/>
      <style:text-properties fo:font-size="1pt" style:font-size-asian="1pt" style:font-size-complex="1pt" fo:hyphenate="false"/>
    </style:style>
    <style:style style:name="PadderBetweenControlandBody" style:display-name="Padder Between Control and Body" style:family="paragraph" style:parent-style-name="Нормален" style:next-style-name="Нормален">
      <style:paragraph-properties fo:margin-bottom="0.0833in"/>
      <style:text-properties fo:font-size="1pt" style:font-size-asian="1pt" style:font-size-complex="1pt" fo:hyphenate="false"/>
    </style:style>
    <style:style style:name="Акцентиран" style:display-name="Акцентиран" style:family="text" style:parent-style-name="Шрифтнаабзацапоподразбиране">
      <style:text-properties fo:font-style="italic" style:font-style-asian="italic" style:font-style-complex="italic"/>
    </style:style>
    <style:style style:name="Строг" style:display-name="Строг" style:family="text" style:parent-style-name="Шрифтнаабзацапоподразбиране">
      <style:text-properties fo:font-weight="bold" style:font-weight-asian="bold" style:font-weight-complex="bold"/>
    </style:style>
    <style:style style:name="underline" style:display-name="underline" style:family="paragraph">
      <style:paragraph-properties fo:border-top="none" fo:border-left="none" fo:border-bottom="0.0138in solid #C6C6C6" fo:border-right="none" fo:padding-top="0in" fo:padding-left="0in" fo:padding-bottom="0.0277in" fo:padding-right="0in" style:shadow="none" fo:margin-bottom="0in"/>
      <style:text-properties fo:font-size="1pt" style:font-size-asian="1pt" style:font-size-complex="1pt" fo:hyphenate="false"/>
    </style:style>
    <style:style style:name="Цитат" style:display-name="Цитат" style:family="paragraph" style:parent-style-name="Нормален" style:next-style-name="Нормален">
      <style:paragraph-properties fo:margin-left="0.5in" fo:margin-right="0.5in">
        <style:tab-stops/>
      </style:paragraph-properties>
      <style:text-properties fo:color="#000000" fo:hyphenate="false"/>
    </style:style>
    <style:style style:name="Нормаленуеб" style:display-name="Нормален (уеб)" style:family="paragraph" style:parent-style-name="Нормален">
      <style:text-properties fo:hyphenate="false"/>
    </style:style>
    <style:style style:name="short_text" style:display-name="short_text" style:family="text" style:parent-style-name="Шрифтнаабзацапоподразбиране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haela;)</meta:initial-creator>
    <dc:creator>Mihaela Petkova</dc:creator>
    <meta:creation-date>2017-02-13T16:05:00Z</meta:creation-date>
    <dc:date>2017-03-27T17:39:00Z</dc:date>
    <meta:template xlink:href="Публикация%20в%20блог" xlink:type="simple"/>
    <meta:editing-cycles>2</meta:editing-cycles>
    <meta:editing-duration>PT2460S</meta:editing-duration>
    <meta:user-defined meta:name="_TemplateID">TC028435959991</meta:user-defined>
    <meta:document-statistic meta:page-count="1" meta:paragraph-count="1" meta:word-count="116" meta:character-count="779" meta:row-count="5" meta:non-whitespace-character-count="664"/>
  </office:meta>
</office:document-meta>
</file>